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color="#000000" fo:font-size="13pt" style:font-size-asian="13pt" style:font-size-complex="13pt"/>
    </style:style>
    <style:style style:name="P8" style:family="paragraph">
      <style:text-properties fo:color="#000000" fo:font-size="18pt"/>
    </style:style>
    <style:style style:name="P9" style:family="paragraph">
      <style:text-properties fo:color="#ff0000" fo:font-size="12pt" style:font-size-asian="12pt" style:font-size-complex="1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text-properties fo:color="#000000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style:paragraph-properties fo:text-align="center"/>
      <style:text-properties fo:font-size="96pt"/>
    </style:style>
    <style:style style:name="P16" style:family="paragraph">
      <style:paragraph-properties fo:text-align="center"/>
      <style:text-properties fo:font-size="96pt" style:font-size-asian="96pt" style:font-size-complex="96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3pt"/>
    </style:style>
    <style:style style:name="P19" style:family="paragraph">
      <style:text-properties fo:font-size="18pt"/>
    </style:style>
    <style:style style:name="P20" style:family="paragraph">
      <style:text-properties fo:font-size="12pt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96pt" style:font-size-asian="96pt" style:font-size-complex="96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5" xml:id="id2" draw:id="id2" draw:layer="layout" svg:width="3.175cm" svg:height="1.905cm" svg:x="2.54cm" svg:y="10.795cm">
          <text:p text:style-name="P4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" draw:id="id3" draw:layer="layout" svg:width="3.175cm" svg:height="1.905cm" svg:x="3.81cm" svg:y="13.335cm">
          <text:p text:style-name="P4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" draw:id="id1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5" xml:id="id4" draw:id="id4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5" draw:id="id5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5" xml:id="id6" draw:id="id6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11" xml:id="id9" draw:id="id9" draw:layer="layout" svg:width="3.175cm" svg:height="1.905cm" svg:x="2.54cm" svg:y="10.795cm">
          <text:p text:style-name="P4"><text:span text:style-name="T6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10" draw:id="id10" draw:layer="layout" svg:width="3.175cm" svg:height="1.905cm" svg:x="3.81cm" svg:y="13.335cm">
          <text:p text:style-name="P4"><text:span text:style-name="T6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8" draw:id="id8" draw:layer="layout" svg:width="4.445cm" svg:height="1.905cm" svg:x="6.985cm" svg:y="6.35cm">
          <text:p text:style-name="P4"><text:span text:style-name="T6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8" draw:end-shape="id9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8" draw:end-shape="id10" draw:end-glue-point="1" svg:d="m9207 8255c0 4022-740 6032-2222 6032">
          <text:p/>
        </draw:connector>
        <draw:frame draw:style-name="gr3" draw:text-style-name="P7" draw:layer="layout" svg:width="2.991cm" svg:height="1.275cm" svg:x="2.54cm" svg:y="9.525cm">
          <draw:text-box>
            <text:p><text:span text:style-name="T4">Windows</text:span></text:p>
            <text:p><text:span text:style-name="T4">Client Agent</text:span></text:p>
          </draw:text-box>
        </draw:frame>
        <draw:frame draw:style-name="gr3" draw:text-style-name="P7" draw:layer="layout" svg:width="2.991cm" svg:height="1.275cm" svg:x="3.81cm" svg:y="15.243cm">
          <draw:text-box>
            <text:p><text:span text:style-name="T4">Linux</text:span></text:p>
            <text:p><text:span text:style-name="T4">Client Agent</text:span></text:p>
          </draw:text-box>
        </draw:frame>
        <draw:custom-shape draw:style-name="gr1" draw:text-style-name="P11" xml:id="id11" draw:id="id11" draw:layer="layout" svg:width="3.175cm" svg:height="1.905cm" svg:x="13.335cm" svg:y="6.35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12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11" xml:id="id12" draw:id="id12" draw:layer="layout" svg:width="2.54cm" svg:height="1.905cm" svg:x="14.605cm" svg:y="11.43cm">
          <text:p text:style-name="P4"><text:span text:style-name="T6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1" draw:end-shape="id12" draw:end-glue-point="0" svg:d="m14922 8255c0 2380 953 793 953 3175">
          <text:p/>
        </draw:connector>
        <draw:custom-shape draw:style-name="gr7" draw:text-style-name="P11" xml:id="id13" draw:id="id13" draw:layer="layout" svg:width="3.81cm" svg:height="1.905cm" svg:x="18.415cm" svg:y="6.35cm">
          <text:p text:style-name="P4"><text:span text:style-name="T6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4" draw:id="id14" draw:layer="layout" svg:width="2.54cm" svg:height="1.905cm" svg:x="20.32cm" svg:y="11.43cm">
          <text:p text:style-name="P4"><text:span text:style-name="T6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><text:span text:style-name="T4">Windows</text:span></text:p>
            <text:p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><text:span text:style-name="T4">Linux</text:span></text:p>
            <text:p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3" draw:end-shape="id14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line draw:style-name="gr12" draw:text-style-name="P13" draw:layer="layout" svg:x1="12.7cm" svg:y1="6.35cm" svg:x2="12.7cm" svg:y2="17.78cm">
          <text:p/>
        </draw:line>
        <draw:frame draw:style-name="gr13" draw:text-style-name="P14" draw:layer="layout" svg:width="2.758cm" svg:height="1.199cm" svg:x="8.672cm" svg:y="15.875cm">
          <draw:text-box>
            <text:p><text:span text:style-name="T7">Pre-</text:span></text:p>
            <text:p><text:span text:style-name="T7">provisioning</text:span></text:p>
          </draw:text-box>
        </draw:frame>
        <draw:frame draw:style-name="gr13" draw:text-style-name="P14" draw:layer="layout" svg:width="2.758cm" svg:height="1.199cm" svg:x="13.335cm" svg:y="15.875cm">
          <draw:text-box>
            <text:p><text:span text:style-name="T7">Post-</text:span></text:p>
            <text:p><text:span text:style-name="T7">provisioning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The plan</text:span></text:p>
          </draw:text-box>
        </draw:frame>
        <draw:frame draw:style-name="gr14" draw:layer="layout" svg:width="14.54cm" svg:height="11.627cm" svg:x="1.27cm" svg:y="4.37cm">
          <draw:text-box>
            <text:p>Commands we aim to support:</text:p>
            <text:p>- reboot</text:p>
            <text:p>- update client agent</text:p>
            <text:p>- asset info</text:p>
            <text:p>- domain join</text:p>
            <text:p>- domain/unjoin</text:p>
            <text:p/>
            <text:p>What we plan to have in 6 weeks,</text:p>
            <text:p/>
            <text:p>* reboot (windows, Linux)</text:p>
            <text:p>* identify the platform it's on</text:p>
            <text:p>* run a service as Windows, and daemon as Linux</text:p>
            <text:p>* PXE/Ghost VLAN diagnostic</text:p>
            <text:p>* try for join/unjoin</text:p>
            <text:p/>
            <text:p/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custom-shape draw:style-name="gr15" draw:text-style-name="P16" draw:layer="layout" svg:width="10.795cm" svg:height="10.16cm" svg:x="12.7cm" svg:y="5.08cm">
          <text:p text:style-name="P15"><text:span text:style-name="T8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The plan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:</text:span></text:p>
              </text:list-item>
            </text:list>
          </draw:text-box>
        </draw:frame>
        <draw:custom-shape draw:style-name="gr1" draw:text-style-name="P5" xml:id="id15" draw:id="id15" draw:layer="layout" svg:width="4.445cm" svg:height="1.905cm" svg:x="6.985cm" svg:y="6.35cm">
          <text:p text:style-name="P17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9.207cm" svg:y1="8.255cm" svg:x2="4.762cm" svg:y2="12.065cm" draw:start-shape="id15" draw:end-shape="id16" svg:d="m9207 8255c0 2857-4445 953-4445 3810">
          <text:p/>
        </draw:connector>
        <draw:custom-shape draw:style-name="gr1" draw:text-style-name="P5" xml:id="id17" draw:id="id17" draw:layer="layout" svg:width="3.175cm" svg:height="1.905cm" svg:x="13.335cm" svg:y="6.35cm">
          <text:p text:style-name="P17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 text:style-name="P18"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 text:style-name="P19"><text:span text:style-name="T4">Client-side</text:span></text:p>
          </draw:text-box>
        </draw:frame>
        <draw:custom-shape draw:style-name="gr7" draw:text-style-name="P5" xml:id="id18" draw:id="id18" draw:layer="layout" svg:width="2.54cm" svg:height="1.905cm" svg:x="14.605cm" svg:y="11.43cm">
          <text:p text:style-name="P17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7" draw:end-shape="id18" draw:end-glue-point="0" svg:d="m14922 8255c0 2380 953 793 953 3175">
          <text:p/>
        </draw:connector>
        <draw:custom-shape draw:style-name="gr7" draw:text-style-name="P5" xml:id="id19" draw:id="id19" draw:layer="layout" svg:width="3.81cm" svg:height="1.905cm" svg:x="18.415cm" svg:y="6.35cm">
          <text:p text:style-name="P17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2.54cm" svg:height="1.905cm" svg:x="20.32cm" svg:y="11.43cm">
          <text:p text:style-name="P17"><text:span text:style-name="T3">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365cm" svg:height="1.275cm" svg:x="14.78cm" svg:y="13.97cm">
          <draw:text-box>
            <text:p text:style-name="P18"><text:span text:style-name="T4">Windows</text:span></text:p>
            <text:p text:style-name="P18"><text:span text:style-name="T4">TAF</text:span></text:p>
          </draw:text-box>
        </draw:frame>
        <draw:frame draw:style-name="gr5" draw:text-style-name="P7" draw:layer="layout" svg:width="1.59cm" svg:height="1.275cm" svg:x="20.955cm" svg:y="13.97cm">
          <draw:text-box draw:corner-radius="0.635cm">
            <text:p text:style-name="P18"><text:span text:style-name="T4">Linux</text:span></text:p>
            <text:p text:style-name="P18"><text:span text:style-name="T4">LAF</text:span></text:p>
          </draw:text-box>
        </draw:frame>
        <draw:connector draw:style-name="gr8" draw:text-style-name="P4" draw:layer="layout" draw:type="curve" svg:x1="20.32cm" svg:y1="8.255cm" svg:x2="21.59cm" svg:y2="11.43cm" draw:start-shape="id19" draw:end-shape="id20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 text:style-name="P20"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 text:style-name="P20"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 text:style-name="P20"><text:span text:style-name="T5">Push</text:span></text:p>
          </draw:text-box>
        </draw:frame>
        <draw:custom-shape draw:style-name="gr7" draw:text-style-name="P5" xml:id="id16" draw:id="id16" draw:layer="layout" svg:width="3.175cm" svg:height="1.905cm" svg:x="3.175cm" svg:y="12.065cm">
          <text:p text:style-name="P17"><text:span text:style-name="T6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991cm" svg:height="1.275cm" svg:x="1.454cm" svg:y="10.155cm">
          <draw:text-box>
            <text:p text:style-name="P18"><text:span text:style-name="T4">Unified</text:span></text:p>
            <text:p text:style-name="P18"><text:span text:style-name="T4">Client Agen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, and TAF 2.0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ombining previous plan with a “thin client” TAF 2.0 design:</text:span></text:p>
              </text:list-item>
            </text:list>
          </draw:text-box>
        </draw:frame>
        <draw:custom-shape draw:style-name="gr1" draw:text-style-name="P5" xml:id="id21" draw:id="id21" draw:layer="layout" svg:width="4.445cm" svg:height="1.905cm" svg:x="10.16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10.16cm" svg:y1="7.302cm" svg:x2="6.35cm" svg:y2="13.017cm" draw:start-shape="id21" draw:end-shape="id22" svg:d="m10160 7302c-2857 0-953 5715-3810 5715">
          <text:p/>
        </draw:connector>
        <draw:line draw:style-name="gr4" draw:text-style-name="P4" draw:layer="layout" svg:x1="0cm" svg:y1="8.89cm" svg:x2="25.4cm" svg:y2="8.89cm">
          <text:p/>
        </draw:line>
        <draw:frame draw:style-name="gr5" draw:text-style-name="P7" draw:layer="layout" svg:width="2.835cm" svg:height="0.763cm" svg:x="11.135cm" svg:y="5.08cm">
          <draw:text-box>
            <text:p><text:span text:style-name="T4">Server-side</text:span></text:p>
          </draw:text-box>
        </draw:frame>
        <draw:frame draw:style-name="gr6" draw:text-style-name="P8" draw:layer="layout" svg:width="2.661cm" svg:height="0.763cm" svg:x="11.309cm" svg:y="9.4cm">
          <draw:text-box>
            <text:p><text:span text:style-name="T4">Client-side</text:span></text:p>
          </draw:text-box>
        </draw:frame>
        <draw:custom-shape draw:style-name="gr7" draw:text-style-name="P5" xml:id="id23" draw:id="id23" draw:layer="layout" svg:width="3.175cm" svg:height="1.905cm" svg:x="18.415cm" svg:y="12.065cm">
          <text:p text:style-name="P4"><text:span text:style-name="T3">TAF 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605cm" svg:y1="7.302cm" svg:x2="18.415cm" svg:y2="13.017cm" draw:start-shape="id21" draw:start-glue-point="1" draw:end-shape="id23" draw:end-glue-point="3" svg:d="m14605 7302c2857 0 953 5715 3810 5715">
          <text:p/>
        </draw:connector>
        <draw:frame draw:style-name="gr5" draw:text-style-name="P7" draw:layer="layout" svg:width="3.681cm" svg:height="0.763cm" svg:x="17.951cm" svg:y="10.795cm">
          <draw:text-box>
            <text:p><text:span text:style-name="T4">Unified TAF 2.0</text:span></text:p>
          </draw:text-box>
        </draw:frame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5" xml:id="id22" draw:id="id22" draw:layer="layout" svg:width="3.175cm" svg:height="1.905cm" svg:x="3.175cm" svg:y="12.065cm">
          <text:p text:style-name="P4"><text:span text:style-name="T3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991cm" svg:height="1.275cm" svg:x="1.905cm" svg:y="10.16cm">
          <draw:text-box>
            <text:p><text:span text:style-name="T4">Unified</text:span></text:p>
            <text:p><text:span text:style-name="T4">Client Agent</text:span></text:p>
          </draw:text-box>
        </draw:frame>
        <draw:frame draw:style-name="gr5" draw:text-style-name="P7" draw:layer="layout" svg:width="8.798cm" svg:height="2.811cm" svg:x="15.967cm" svg:y="14.334cm">
          <draw:text-box>
            <text:list text:style-name="L1">
              <text:list-item>
                <text:p><text:span text:style-name="T9">Used for post-provisioning setup/test</text:span></text:p>
              </text:list-item>
              <text:list-item>
                <text:p><text:span text:style-name="T4">Intentionally vague requirements</text:span></text:p>
              </text:list-item>
              <text:list-item>
                <text:p><text:span text:style-name="T4">Shared API with UCA</text:span></text:p>
              </text:list-item>
              <text:list-item>
                <text:p><text:span text:style-name="T4">Thin client</text:span></text:p>
              </text:list-item>
              <text:list-item>
                <text:p><text:span text:style-name="T4">“</text:span><text:span text:style-name="T4">Scriptlets” offloaded to CCMS</text:span></text:p>
              </text:list-item>
            </text:list>
          </draw:text-box>
        </draw:frame>
        <draw:frame draw:style-name="gr16" draw:text-style-name="P14" draw:layer="layout" svg:width="6.542cm" svg:height="1.787cm" svg:x="2.54cm" svg:y="14.605cm">
          <draw:text-box>
            <text:list text:style-name="L3">
              <text:list-item>
                <text:p><text:span text:style-name="T9"><text:s/></text:span><text:span text:style-name="T9">Used in initial provisioning</text:span></text:p>
              </text:list-item>
              <text:list-item>
                <text:p><text:span text:style-name="T4"><text:s/></text:span><text:span text:style-name="T4">Very precisely defined</text:span></text:p>
              </text:list-item>
              <text:list-item>
                <text:p><text:span text:style-name="T4"><text:s/></text:span><text:span text:style-name="T4">Very well understood</text:span></text:p>
              </text:list-item>
            </text:list>
          </draw:text-box>
        </draw:frame>
        <draw:frame draw:style-name="gr3" draw:text-style-name="P21" draw:layer="layout" svg:width="7.263cm" svg:height="0.725cm" svg:x="8.89cm" svg:y="12.7cm">
          <draw:text-box>
            <text:p><text:span text:style-name="T10">(Arbitrary split, actually same agent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31">10/3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31">10/3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31T17:12:18</dc:date>
    <meta:generator>LibreOffice/3.3$Unix LibreOffice_project/330m19$Build-301</meta:generator>
    <meta:editing-duration>PT15H9M46S</meta:editing-duration>
    <meta:editing-cycles>42</meta:editing-cycles>
    <meta:document-statistic meta:object-count="171"/>
  </office:meta>
</office:document-meta>
</file>